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image-width="0cm" draw:fill-image-height="0cm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fill-image-width="0cm" draw:fill-image-height="0cm" draw:textarea-vertical-align="middle"/>
    </style:style>
    <style:style style:name="co1" style:family="table-column">
      <style:table-column-properties style:column-width="7.279cm" style:use-optimal-column-width="false"/>
    </style:style>
    <style:style style:name="co2" style:family="table-column">
      <style:table-column-properties style:column-width="7.28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43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cm" svg:height="2.3cm" svg:x="8.2cm" svg:y="1.2cm">
          <text:p text:style-name="P1">contenedor</text:p>
          <text:p text:style-name="P1">+orden: 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4cm" svg:height="1.601cm" svg:x="7.5cm" svg:y="6.699cm">
          <text:p text:style-name="P1"><text:span text:style-name="T1">tokencontainer</text:span></text:p>
          <text:p text:style-name="P1"><text:span text:style-name="T1">+order:m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2cm" svg:y1="3.5cm" svg:x2="10.2cm" svg:y2="6.699cm" draw:start-shape="id1" draw:start-glue-point="8" draw:end-shape="id2" svg:d="M10200 3500v3199" svg:viewBox="0 0 1 3200">
          <text:p/>
        </draw:connector>
        <draw:custom-shape draw:style-name="gr1" draw:text-style-name="P1" xml:id="id6" draw:id="id6" draw:layer="layout" svg:width="1.2cm" svg:height="1.201cm" svg:x="9.83cm" svg:y="16.868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4.561cm" svg:height="3.404cm" svg:x="3.251cm" svg:y="18.88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Eventos</text:p>
              </table:table-cell>
              <table:table-cell>
                <text:p text:style-name="P3">Acciones</text:p>
              </table:table-cell>
            </table:table-row>
            <table:table-row table:style-name="ro2" table:default-cell-style-name="ce1">
              <table:table-cell>
                <text:p>1.contendor.order!=n</text:p>
              </table:table-cell>
              <table:table-cell>
                <text:p>1.-error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3" draw:text-style-name="P1" draw:layer="layout" svg:x1="10.2cm" svg:y1="8.3cm" svg:x2="10.2cm" svg:y2="9.4cm" draw:start-shape="id2" draw:start-glue-point="2" draw:end-shape="id3" draw:end-glue-point="0" svg:d="M10200 8300v1100" svg:viewBox="0 0 1 1101">
          <text:p/>
        </draw:connector>
        <draw:custom-shape draw:style-name="gr4" draw:text-style-name="P1" xml:id="id3" draw:id="id3" draw:layer="layout" svg:width="5.2cm" svg:height="1.5cm" svg:x="7.6cm" svg:y="9.4cm">
          <text:p text:style-name="P1">titu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4" draw:id="id4" draw:layer="layout" svg:width="5.2cm" svg:height="1.5cm" svg:x="2.3cm" svg:y="12.8cm">
          <text:p text:style-name="P1">contenedor</text:p>
          <text:p text:style-name="P1">+orden: 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2cm" svg:y1="10.9cm" svg:x2="4.9cm" svg:y2="12.8cm" draw:start-shape="id3" draw:start-glue-point="2" draw:end-shape="id4" draw:end-glue-point="0" svg:d="M10200 10900v950h-5300v950" svg:viewBox="0 0 5301 1901">
          <text:p/>
        </draw:connector>
        <draw:connector draw:style-name="gr5" draw:text-style-name="P1" draw:layer="layout" draw:line-skew="0cm 0.799cm" svg:x1="4.9cm" svg:y1="14.3cm" svg:x2="7.5cm" svg:y2="13.55cm" draw:start-shape="id4" draw:start-glue-point="2" draw:end-shape="id4" draw:end-glue-point="1" svg:d="M4900 14300v501h3900v-1251h-1300" svg:viewBox="0 0 3901 1252">
          <text:p/>
        </draw:connector>
        <draw:custom-shape draw:style-name="gr4" draw:text-style-name="P1" xml:id="id5" draw:id="id5" draw:layer="layout" svg:width="5.2cm" svg:height="1.5cm" svg:x="12.4cm" svg:y="12.8cm">
          <text:p text:style-name="P1">articul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2cm" svg:y1="10.9cm" svg:x2="15cm" svg:y2="12.8cm" draw:start-shape="id3" draw:start-glue-point="2" draw:end-shape="id5" svg:d="M10200 10900v950h4800v950" svg:viewBox="0 0 4801 1901">
          <text:p/>
        </draw:connector>
        <draw:connector draw:style-name="gr5" draw:text-style-name="P1" draw:layer="layout" draw:line-skew="0cm -0.599cm" svg:x1="15cm" svg:y1="14.3cm" svg:x2="12.4cm" svg:y2="13.55cm" draw:start-shape="id5" draw:start-glue-point="2" draw:end-shape="id5" draw:end-glue-point="3" svg:d="M15000 14300v501h-3700v-1251h1100" svg:viewBox="0 0 3701 1252">
          <text:p/>
        </draw:connector>
        <draw:connector draw:style-name="gr5" draw:text-style-name="P1" draw:layer="layout" svg:x1="4.9cm" svg:y1="14.3cm" svg:x2="10.43cm" svg:y2="16.868cm" draw:start-shape="id4" draw:start-glue-point="2" draw:end-shape="id6" draw:end-glue-point="4" svg:d="M4900 14300v1284h5530v1284" svg:viewBox="0 0 5531 2569">
          <text:p/>
        </draw:connector>
        <draw:connector draw:style-name="gr5" draw:text-style-name="P1" draw:layer="layout" svg:x1="15cm" svg:y1="14.3cm" svg:x2="10.43cm" svg:y2="16.868cm" draw:start-shape="id5" draw:start-glue-point="2" draw:end-shape="id6" draw:end-glue-point="4" svg:d="M15000 14300v1284h-4570v1284" svg:viewBox="0 0 4571 25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1T19:01:28.109940417</meta:creation-date>
    <dc:date>2015-01-31T19:35:02.187074673</dc:date>
    <meta:editing-duration>PT3M44S</meta:editing-duration>
    <meta:editing-cycles>3</meta:editing-cycles>
    <meta:generator>LibreOffice/4.2.7.2$Linux_X86_64 LibreOffice_project/420m0$Build-2</meta:generator>
    <meta:document-statistic meta:object-count="15"/>
  </office:meta>
</office:document-meta>
</file>